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Frontpage">
        <text:p text:style-name="Title">Breakout</text:p>
        <text:p text:style-name="Subtitle">Game Design Document</text:p>
      </text:section>
      <text:section text:style-name="Sect1" text:name="Index Table">
        <text:p text:style-name="P1"/>
      </text:section>
      <text:section text:style-name="Sect1" text:name="Content">
        <text:p text:style-name="Text_20_body"/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é Inácio Athayde Ferrarini</meta:initial-creator>
    <meta:creation-date>2024-07-05T22:18:38.09</meta:creation-date>
    <dc:date>2024-07-05T22:55:31.97</dc:date>
    <dc:creator>José Inácio Athayde Ferrarini</dc:creator>
    <meta:editing-duration>PT8M28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2" meta:paragraph-count="2" meta:word-count="4" meta:character-count="28"/>
  </office:meta>
</office:document-meta>
</file>